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officeooo:paragraph-rsid="0013879b"/>
    </style:style>
    <style:style style:name="P2" style:family="paragraph" style:parent-style-name="CIP">
      <style:text-properties officeooo:paragraph-rsid="0010f8e7"/>
    </style:style>
    <style:style style:name="P3" style:family="paragraph" style:parent-style-name="Kolofon">
      <style:text-properties officeooo:paragraph-rsid="0010f8e7"/>
    </style:style>
    <style:style style:name="P4" style:family="paragraph" style:parent-style-name="Kolofon">
      <style:text-properties officeooo:paragraph-rsid="0032a822"/>
    </style:style>
    <style:style style:name="P5" style:family="paragraph" style:parent-style-name="Standard">
      <style:paragraph-properties fo:text-align="center" style:justify-single-word="fals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0.5pt" fo:font-style="italic" officeooo:paragraph-rsid="0032a822" style:font-size-asian="9.14999961853027pt" style:font-style-asian="italic" style:font-size-complex="10.5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8pt" officeooo:rsid="0032a822" officeooo:paragraph-rsid="0032a822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8pt" fo:font-style="normal" fo:font-weight="bold" officeooo:paragraph-rsid="0032a822" style:font-size-asian="18pt" style:font-style-asian="normal" style:font-weight-asian="bold" style:font-size-complex="18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48pt" fo:font-weight="bold" officeooo:paragraph-rsid="0032a822" style:font-size-asian="48pt" style:font-weight-asian="bold" style:font-size-complex="48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40pt" fo:font-style="italic" officeooo:paragraph-rsid="0032a822" style:font-size-asian="40pt" style:font-style-asian="italic" style:font-size-complex="4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font-size="16pt" fo:font-style="italic" officeooo:rsid="0032a822" officeooo:paragraph-rsid="0032a822" style:font-size-asian="16pt" style:font-style-asian="italic" style:font-size-complex="16pt" style:font-style-complex="italic"/>
    </style:style>
    <style:style style:name="P13" style:family="paragraph" style:parent-style-name="Standard">
      <style:paragraph-properties fo:text-align="center" style:justify-single-word="false"/>
      <style:text-properties fo:font-size="32pt" fo:font-style="normal" fo:font-weight="bold" officeooo:paragraph-rsid="0032a822" style:font-size-asian="32pt" style:font-style-asian="normal" style:font-weight-asian="bold" style:font-size-complex="32pt" style:font-style-complex="normal" style:font-weight-complex="bold"/>
    </style:style>
    <style:style style:name="P14" style:family="paragraph" style:parent-style-name="Text_20_body">
      <style:text-properties officeooo:rsid="00339a8e" officeooo:paragraph-rsid="003c7867"/>
    </style:style>
    <style:style style:name="P15" style:family="paragraph" style:parent-style-name="Heading_20_2">
      <style:text-properties officeooo:paragraph-rsid="003c7867"/>
    </style:style>
    <style:style style:name="P16" style:family="paragraph" style:parent-style-name="Text_20_body">
      <style:text-properties fo:font-size="12.5pt" style:font-size-asian="12.5pt" style:font-size-complex="12.5pt"/>
    </style:style>
    <style:style style:name="P17" style:family="paragraph" style:parent-style-name="Text_20_body">
      <style:text-properties fo:font-size="12.5pt" officeooo:rsid="00339a8e" officeooo:paragraph-rsid="003c7867" style:font-size-asian="12.5pt" style:font-size-complex="12.5pt"/>
    </style:style>
    <style:style style:name="P18" style:family="paragraph" style:parent-style-name="Standard">
      <style:paragraph-properties fo:text-align="center" style:justify-single-word="false"/>
      <style:text-properties fo:font-size="12.5pt" officeooo:rsid="0014ee9a" officeooo:paragraph-rsid="003e0919" style:font-size-asian="12.5pt" style:font-size-complex="12.5pt"/>
    </style:style>
    <style:style style:name="P19" style:family="paragraph" style:parent-style-name="Standard">
      <style:paragraph-properties fo:text-align="center" style:justify-single-word="false" fo:break-before="page"/>
      <style:text-properties fo:font-size="12.5pt" officeooo:rsid="0014ee9a" officeooo:paragraph-rsid="003e0919" style:font-size-asian="12.5pt" style:font-size-complex="12.5pt"/>
    </style:style>
    <style:style style:name="P20" style:family="paragraph" style:parent-style-name="CIP">
      <style:text-properties fo:font-size="12.5pt" officeooo:paragraph-rsid="0010f8e7" style:font-size-asian="12.5pt" style:font-size-complex="12.5pt"/>
    </style:style>
    <style:style style:name="P21" style:family="paragraph" style:parent-style-name="CIP">
      <style:text-properties fo:font-size="12.5pt" officeooo:paragraph-rsid="0032a822" style:font-size-asian="12.5pt" style:font-size-complex="12.5pt"/>
    </style:style>
    <style:style style:name="P22" style:family="paragraph" style:parent-style-name="Kolofon">
      <style:text-properties fo:font-size="12.5pt" style:font-size-asian="12.5pt" style:font-size-complex="12.5pt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Heading_20_1" style:master-page-name="Začetek_20_knjige">
      <style:paragraph-properties style:page-number="auto" fo:break-before="page"/>
    </style:style>
    <style:style style:name="P25" style:family="paragraph" style:parent-style-name="Navaden" style:master-page-name="MP0">
      <style:paragraph-properties fo:margin-top="0cm" fo:margin-bottom="0cm" style:contextual-spacing="false" fo:line-height="100%" style:page-number="auto" fo:break-before="page"/>
      <style:text-properties style:font-name="Times New Roman" fo:font-size="8pt" fo:language="en" fo:country="SI" officeooo:rsid="001a2b27" officeooo:paragraph-rsid="0036a248" style:font-name-asian="Times New Roman" style:font-size-asian="8pt" style:language-asian="en" style:country-asian="SI" style:font-name-complex="Times New Roman" style:font-size-complex="8pt"/>
    </style:style>
    <style:style style:name="P26" style:family="paragraph" style:parent-style-name="CIP" style:list-style-name="L1">
      <style:text-properties fo:font-size="12.5pt" officeooo:paragraph-rsid="0010f8e7" style:font-size-asian="12.5pt" style:font-size-complex="12.5pt"/>
    </style:style>
    <style:style style:name="P27" style:family="paragraph" style:parent-style-name="Standard">
      <style:paragraph-properties fo:text-align="center" style:justify-single-word="false"/>
      <style:text-properties officeooo:paragraph-rsid="0013879b"/>
    </style:style>
    <style:style style:name="P28" style:family="paragraph" style:parent-style-name="Standard" style:master-page-name="Začetek_20_knjige">
      <style:paragraph-properties fo:text-align="center" style:justify-single-word="false" style:page-number="auto" fo:break-before="page"/>
      <style:text-properties fo:font-size="10.5pt" fo:font-weight="bold" officeooo:paragraph-rsid="0032a822" style:font-size-asian="9.14999961853027pt" style:font-weight-asian="bold" style:font-size-complex="10.5pt" style:font-weight-complex="bold"/>
    </style:style>
    <style:style style:name="P29" style:family="paragraph" style:parent-style-name="Standard">
      <style:paragraph-properties fo:text-align="center" style:justify-single-word="false"/>
      <style:text-properties officeooo:rsid="0044583d" officeooo:paragraph-rsid="0044583d"/>
    </style:style>
    <style:style style:name="P30" style:family="paragraph" style:parent-style-name="Standard" style:master-page-name="Začetek_20_knjige">
      <style:paragraph-properties fo:text-align="center" style:justify-single-word="false" style:page-number="auto"/>
      <style:text-properties fo:font-size="12.5pt" officeooo:rsid="0014ee9a" officeooo:paragraph-rsid="0013879b" style:font-size-asian="12.5pt" style:font-size-complex="12.5pt"/>
    </style:style>
    <style:style style:name="P31" style:family="paragraph" style:parent-style-name="Standard">
      <style:paragraph-properties fo:text-align="center" style:justify-single-word="false"/>
      <style:text-properties fo:font-size="12.5pt" officeooo:rsid="0014ee9a" officeooo:paragraph-rsid="0013879b" style:font-size-asian="12.5pt" style:font-size-complex="12.5pt"/>
    </style:style>
    <style:style style:name="P32" style:family="paragraph" style:parent-style-name="Text_20_body" style:list-style-name="L2">
      <style:paragraph-properties fo:margin-top="0.101cm" fo:margin-bottom="0cm" style:contextual-spacing="false"/>
      <style:text-properties fo:font-size="12.5pt" officeooo:paragraph-rsid="003c7867" style:font-size-asian="12.5pt" style:font-size-complex="12.5pt"/>
    </style:style>
    <style:style style:name="P33" style:family="paragraph" style:parent-style-name="Text_20_body" style:list-style-name="L2">
      <style:text-properties fo:font-size="12.5pt" officeooo:paragraph-rsid="003c7867" style:font-size-asian="12.5pt" style:font-size-complex="12.5pt"/>
    </style:style>
    <style:style style:name="P34" style:family="paragraph" style:parent-style-name="Text_20_body" style:list-style-name="L2">
      <style:paragraph-properties fo:margin-top="0.101cm" fo:margin-bottom="0cm" style:contextual-spacing="false"/>
      <style:text-properties fo:font-size="12.5pt" officeooo:rsid="0039bd5a" officeooo:paragraph-rsid="003c7867" style:font-size-asian="12.5pt" style:font-size-complex="12.5pt"/>
    </style:style>
    <style:style style:name="T1" style:family="text">
      <style:text-properties officeooo:rsid="00073eda"/>
    </style:style>
    <style:style style:name="T2" style:family="text">
      <style:text-properties officeooo:rsid="0008ddd2"/>
    </style:style>
    <style:style style:name="T3" style:family="text">
      <style:text-properties officeooo:rsid="0025fff6"/>
    </style:style>
    <style:style style:name="T4" style:family="text">
      <style:text-properties officeooo:rsid="00321fbe"/>
    </style:style>
    <style:style style:name="T5" style:family="text">
      <style:text-properties officeooo:rsid="0036a248"/>
    </style:style>
    <style:style style:name="T6" style:family="text">
      <style:text-properties officeooo:rsid="0013879b"/>
    </style:style>
    <style:style style:name="T7" style:family="text">
      <style:text-properties officeooo:rsid="0032a822"/>
    </style:style>
    <style:style style:name="T8" style:family="text">
      <style:text-properties officeooo:rsid="0033137a"/>
    </style:style>
    <style:style style:name="T9" style:family="text">
      <style:text-properties officeooo:rsid="003c6463"/>
    </style:style>
    <style:style style:name="T10" style:family="text">
      <style:text-properties officeooo:rsid="003cc92f"/>
    </style:style>
    <style:style style:name="T11" style:family="text">
      <style:text-properties fo:font-style="italic" officeooo:rsid="003cc92f" style:font-style-asian="italic" style:font-style-complex="italic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3cc92f"/>
    </style:style>
    <style:style style:name="T14" style:family="text">
      <style:text-properties style:text-position="sub 58%" officeooo:rsid="003cc92f"/>
    </style:style>
    <style:style style:name="T15" style:family="text">
      <style:text-properties fo:font-size="12.5pt" style:font-size-asian="12.5pt" style:font-size-complex="12.5pt"/>
    </style:style>
    <style:style style:name="T16" style:family="text">
      <style:text-properties officeooo:rsid="003fcccb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1">{</text:p>
      <text:p text:style-name="P31">Zapri Ezra Bible aplikacijo</text:p>
      <text:p text:style-name="P31"/>
      <text:p text:style-name="P31">{</text:p>
      <text:p text:style-name="P31">Knjiga,</text:p>
      <text:p text:style-name="P31">Oznake,</text:p>
      <text:p text:style-name="P31">Iskanje,</text:p>
      <text:p text:style-name="P31">Možnosti,</text:p>
      <text:p text:style-name="P31">Spremembe v vrstici,</text:p>
      <text:p text:style-name="P31">Izvozi v besedilni dokument,</text:p>
      <text:p text:style-name="P31">Prikaži informacije o modulu,</text:p>
      <text:p text:style-name="P31">Preklopi celozaslonski način,</text:p>
      <text:p text:style-name="P31">Izklop celozaslonskega načina,</text:p>
      <text:p text:style-name="P31">Prilagodi velikost pisave vrstic,</text:p>
      <text:p text:style-name="P31">Zmanjšanje velikosti pisave,</text:p>
      <text:p text:style-name="P31">Ponastavi privzeto velikost pisave,</text:p>
      <text:p text:style-name="P31">Povečaj velikost pisave</text:p>
      <text:p text:style-name="P31"/>
      <text:p text:style-name="P31">{</text:p>
      <text:p text:style-name="P31">Iskanje,</text:p>
      <text:p text:style-name="P31">Občutljivost na velikost črk,</text:p>
      <text:p text:style-name="P31">Natančna fraza,</text:p>
      <text:p text:style-name="P31">Več besed,</text:p>
      <text:p text:style-name="P31">Strongova številka,</text:p>
      <text:p text:style-name="P31">Celotno Sveto pismo,</text:p>
      <text:p text:style-name="P31">Stara zaveza,</text:p>
      <text:p text:style-name="P31">Nova zaveza,</text:p>
      <text:p text:style-name="P31">Razširjene meje vrstic (dve vrstici)</text:p>
      <text:p text:style-name="P31"/>
      <text:p text:style-name="P31">{</text:p>
      <text:p text:style-name="P31">Prevode Svetega pisma,</text:p>
      <text:p text:style-name="P31">svetopisemske prevode,</text:p>
      <text:p text:style-name="P31">svetopisemski prevodi,</text:p>
      <text:p text:style-name="P31">svetopisemskimi prevodi,</text:p>
      <text:p text:style-name="P31">prevod,</text:p>
      <text:p text:style-name="P31">prevod,</text:p>
      <text:p text:style-name="P31">slovarji,</text:p>
      <text:p text:style-name="P31">slovarje,</text:p>
      <text:p text:style-name="P31">slovarji,</text:p>
      <text:p text:style-name="P31">slovarji,</text:p>
      <text:p text:style-name="P31">slovar,</text:p>
      <text:p text:style-name="P31">slovar,</text:p>
      <text:p text:style-name="P31">module,</text:p>
      <text:p text:style-name="P31">module,</text:p>
      <text:p text:style-name="P31">svetopisemski komentarji,</text:p>
      <text:p text:style-name="P31">svetopisemske komentarje,</text:p>
      <text:p text:style-name="P31">svetopisemskimi komentarji,</text:p>
      <text:p text:style-name="P31">svetopisemski komentar,</text:p>
      <text:p text:style-name="P31">Konfiguriraj {{module_type, accusative}},</text:p>
      <text:p text:style-name="P31"><text:soft-page-break/>Ezra Bible aplikacija namesti &lt;b&gt;{{module_type, accusative}}&lt;/b&gt; z uporabo vaše internetne povezave. {{module_type, accusative, capitalize}} omogoča &lt;a class='external' href='http://www.crosswire.org'&gt;CrossWire Bible Society&lt;/a&gt; in bodo preneseni iz &lt;a class='external' href='http://www.crosswire.org/sword'&gt;spletnih shramb projekta SWORD&lt;/a&gt;.,</text:p>
      <text:p text:style-name="P31">&lt;b&gt;POMEMBNA OPOMBA&lt;/b&gt;&lt;br/&gt;Če se nahajate v državi, kjer so kristjani preganjani,&lt;br/&gt;se zavedajte, da bo vaš internetni ponudnik lahko zaznal,&lt;br/&gt;da ste &lt;b&gt; dostopali do krščanskih virov&lt;/b&gt;!,</text:p>
      <text:p text:style-name="P31">Dodaj {{module_type, accusative}},</text:p>
      <text:p text:style-name="P31">Odstrani {{module_type, accusative}},</text:p>
      <text:p text:style-name="P31">Posodobi {{module_type, accusative}},</text:p>
      <text:p text:style-name="P31">Jeziki,</text:p>
      <text:p text:style-name="P31">Spletna shramba,</text:p>
      <text:p text:style-name="P31">Spletne shrambe,</text:p>
      <text:p text:style-name="P31">Namestitev,</text:p>
      <text:p text:style-name="P31">Odstranitev,</text:p>
      <text:p text:style-name="P31">{ </text:p>
      <text:p text:style-name="P31">Podatki o spletni shrambi so bili nazadnje posodobljeni dne {{date}}.,</text:p>
      <text:p text:style-name="P31">Posodobi zdaj,</text:p>
      <text:p text:style-name="P31">Posodabljanje podatkov o spletnih shrambah! To bo trajalo nekaj sekund ...,</text:p>
      <text:p text:style-name="P31">Posodobitev ni uspela,</text:p>
      <text:p text:style-name="P31">Posodabljanje podatkov o spletni shrambi ni uspelo! Ali ste brez povezave?</text:p>
      <text:p text:style-name="P31"/>
      <text:p text:style-name="P31">{ <text:s/></text:p>
      <text:p text:style-name="P31">Izberite vsaj enega od naslednjih jezikov.,</text:p>
      <text:p text:style-name="P31">Ob vsakem jeziku je število {{module_type}}, ki so na voljo v SWORD-ovih spletnih shrambah.,</text:p>
      <text:p text:style-name="P31">Nalaganje jezikov ...,</text:p>
      <text:p text:style-name="P31">Obstoječi jeziki in sistemski jeziki,</text:p>
      <text:p text:style-name="P31">Svetopisemski jeziki,</text:p>
      <text:p text:style-name="P31">Najbolj razširjeni jeziki,</text:p>
      <text:p text:style-name="P31">zgodovinski jeziki,</text:p>
      <text:p text:style-name="P31">Drugi jeziki,</text:p>
      <text:p text:style-name="P31">Najdena ujemanja</text:p>
      <text:p text:style-name="P31"/>
      <text:p text:style-name="P31">{</text:p>
      <text:p text:style-name="P31">Izberite vsaj eno izmed naslednjih SWORD-ovih spletnih shramb.,</text:p>
      <text:p text:style-name="P31">Ob vsaki spletni shrambi je število {{module_type}}, ki so na voljo v spletni shrambi.,</text:p>
      <text:p text:style-name="P31">Spletna shramba je spletno mesto, kjer so shranjeni {{module_type, genitive}}.,</text:p>
      <text:p text:style-name="P31">Nalaganje spletnih shram ...,</text:p>
      <text:p text:style-name="P31">Ta spletna shramba je dobro mesto za začetek,</text:p>
      <text:p text:style-name="P31">Če potrebujete več informacij o teh spletnih shrambah, si oglejte &lt;a class='external' href='https://wiki.crosswire.org/Official_and_Affiliated_Module_Repositories'&gt;CrossWire Wiki&lt;/a&gt;.</text:p>
      <text:p text:style-name="P31"/>
      <text:p text:style-name="P31">{ <text:s/></text:p>
      <text:p text:style-name="P31">Prosimo, izberite {{module_type}} za namestitev.,</text:p>
      <text:p text:style-name="P31">Prednosti filtriranja:,</text:p>
      <text:p text:style-name="P31">{{module_type, capitalize}} s {{feature_type, instrumental}},</text:p>
      <text:p text:style-name="P31">Ta {{module_type, singular}} je že nameščen!,</text:p>
      <text:p text:style-name="P31">Prikaži informacije,</text:p>
      <text:p text:style-name="P31"><text:soft-page-break/>Kliknite na ikono za informacije, da si ogledate več podrobnosti o {{module_type, singular}}.</text:p>
      <text:p text:style-name="P31"/>
      <text:p text:style-name="P31">{</text:p>
      <text:p text:style-name="P31">Namestitev izbranega {{module_type, accusative}},</text:p>
      <text:p text:style-name="P31">Namestitev,</text:p>
      <text:p text:style-name="P31">Upoštevajte, da prenos in namestitev vsakega {{module_type, singular}} traja nekaj časa.,</text:p>
      <text:p text:style-name="P31">Prenašanje,</text:p>
      <text:p text:style-name="P31">od</text:p>
      <text:p text:style-name="P31"/>
      <text:p text:style-name="P31">{ <text:s/></text:p>
      <text:p text:style-name="P31">Izberite {{module_type, accusative}}, ki ga želite odstraniti.,</text:p>
      <text:p text:style-name="P31">Ta {{module_type, singular}} ni nameščen v uporabnikovem imeniku ali pa je bistven za delovanje Ezra Bible aplikacije.,</text:p>
      <text:p text:style-name="P31">Odstranjevanje {{module_type, accusative}},</text:p>
      <text:p text:style-name="P31">Odstranjevanje</text:p>
      <text:p text:style-name="P31"/>
      <text:p text:style-name="P31">{</text:p>
      <text:p text:style-name="P31">Ta {{module_type, singular}} je licenčno zaščiten in zahteva nakup ključa za odklepanje pri lastniku vsebine!,</text:p>
      <text:p text:style-name="P31">Ključ za odklepanje,</text:p>
      <text:p text:style-name="P31">{{moduleId, singular}} je zaščiten z licenco. Prosimo, vnesite ključ za odklepanje!,</text:p>
      <text:p text:style-name="P31">Odklenitev ni uspela! Prosimo, vnesite pravilen ključ za odklepanje.</text:p>
      <text:p text:style-name="P31"/>
      <text:p text:style-name="P31"/>
      <text:p text:style-name="P31">{</text:p>
      <text:p text:style-name="P31">Namestitev dodatnih modulov</text:p>
      <text:p text:style-name="P31"/>
      <text:p text:style-name="P31">{</text:p>
      <text:p text:style-name="P31">Ezra Bible aplikacija,</text:p>
      <text:p text:style-name="P31">O Ezra Bible aplikaciji,</text:p>
      <text:p text:style-name="P31">Splošne informacije o Ezra Bible aplikaciji najdete na spletnem mestu.&lt;br&gt;Tehnične informacije o razvoju Ezra Bible aplikacije najdete na GitHubu.,</text:p>
      <text:p text:style-name="P31">Spletna stran,</text:p>
      <text:p text:style-name="P31">:,</text:p>
      <text:p text:style-name="P31">Informacije o modulu in aplikaciji,</text:p>
      <text:p text:style-name="P31">Informacije o aplikacijah,</text:p>
      <text:p text:style-name="P31">Opis modula SWORD,</text:p>
      <text:p text:style-name="P31">SWORD informacije o modulu,</text:p>
      <text:p text:style-name="P31">SWORD informacije o odklepanju,</text:p>
      <text:p text:style-name="P31">Različica aplikacije,</text:p>
      <text:p text:style-name="P31">Git commit,</text:p>
      <text:p text:style-name="P31">Različica SWORD,</text:p>
      <text:p text:style-name="P31">Pot do SWORD modulov,</text:p>
      <text:p text:style-name="P31">Chromium verzija,</text:p>
      <text:p text:style-name="P31">Pot do podatkovne baze,</text:p>
      <text:p text:style-name="P31">Velikost zbirke podatkov,</text:p>
      <text:p text:style-name="P31">Pot do konfiguracije,</text:p>
      <text:p text:style-name="P31">Ime,</text:p>
      <text:p text:style-name="P31">Različica,</text:p>
      <text:p text:style-name="P31">Trenutna različica,</text:p>
      <text:p text:style-name="P31"><text:soft-page-break/>Nova različica,</text:p>
      <text:p text:style-name="P31">Zadnja posodobitev,</text:p>
      <text:p text:style-name="P31">Jezik,</text:p>
      <text:p text:style-name="P31">Licenca,</text:p>
      <text:p text:style-name="P31">Strong,</text:p>
      <text:p text:style-name="P31">Strongovimi,</text:p>
      <text:p text:style-name="P31">Hebrejski Strong,</text:p>
      <text:p text:style-name="P31">Hebrejskim Strong-om,</text:p>
      <text:p text:style-name="P31">Grški Strong,</text:p>
      <text:p text:style-name="P31">Grškim Strong-om,</text:p>
      <text:p text:style-name="P31">Naslovi,</text:p>
      <text:p text:style-name="P31">naslovi,</text:p>
      <text:p text:style-name="P31">Opombe pod črto,</text:p>
      <text:p text:style-name="P31">Navzkrižne reference,</text:p>
      <text:p text:style-name="P31">Besede izpisane z rdečo,</text:p>
      <text:p text:style-name="P31">Velikost,</text:p>
      <text:p text:style-name="P31">Lokacija,</text:p>
      <text:p text:style-name="P31">Posodabljanje modulov,</text:p>
      <text:p text:style-name="P31">Da,</text:p>
      <text:p text:style-name="P31">Ne,</text:p>
      <text:p text:style-name="P31">OK,</text:p>
      <text:p text:style-name="P31">opravljeno,</text:p>
      <text:p text:style-name="P31">narejeno,</text:p>
      <text:p text:style-name="P31">Naslednji,</text:p>
      <text:p text:style-name="P31">Prejšnji,</text:p>
      <text:p text:style-name="P31">Konec,</text:p>
      <text:p text:style-name="P31">Nazaj,</text:p>
      <text:p text:style-name="P31">Shrani,</text:p>
      <text:p text:style-name="P31">Prekliči,</text:p>
      <text:p text:style-name="P31">Preimenuj,</text:p>
      <text:p text:style-name="P31">Nalaganje,</text:p>
      <text:p text:style-name="P31">Posodobitev,</text:p>
      <text:p text:style-name="P31">Nova različica je na voljo!,</text:p>
      <text:p text:style-name="P31">Na voljo je nova izdaja Ezra Bible aplikacije!,</text:p>
      <text:p text:style-name="P31">Najnovejša različica,</text:p>
      <text:p text:style-name="P31">Opombe k izdaji in prenos,</text:p>
      <text:p text:style-name="P31">Ne prikaži tega ponovno,</text:p>
      <text:p text:style-name="P31">neuspešno. Ali ste povezani z internetom?,</text:p>
      <text:p text:style-name="P31">preklicano.,</text:p>
      <text:p text:style-name="P31">neuspešno (težava z odklepanjem).,</text:p>
      <text:p text:style-name="P31">Strongovi slovarji,</text:p>
      <text:p text:style-name="P31">Migracija baze na novo verzijo,</text:p>
      <text:p text:style-name="P31">Razvijalci,</text:p>
      <text:p text:style-name="P31">Prevajalci,</text:p>
      <text:p text:style-name="P31">Verzije in poti,</text:p>
      <text:p text:style-name="P31">Jezik aplikacije,</text:p>
      <text:p text:style-name="P31">Samodejno,</text:p>
      <text:p text:style-name="P31">Samodejno zazna lokalni jezik na podlagi sistemskega jezika,</text:p>
      <text:p text:style-name="P31">Več informacij,</text:p>
      <text:p text:style-name="P31">Avtorske pravice za prevod Biblije,</text:p>
      <text:p text:style-name="P31"><text:soft-page-break/>Prosimo, upoštevajte, da je {{module_name}} avtorsko zaščiten:,</text:p>
      <text:p text:style-name="P31">Z nadaljevanjem izvoza se strinjate s politiko avtorskih pravic tega prevoda in morebitnimi omejitvami glede citatov iz {{module_name}}.,</text:p>
      <text:p text:style-name="P31">Sveto pismo vzeto iz:,</text:p>
      <text:p text:style-name="P31">Izvoz,</text:p>
      <text:p text:style-name="P31">Izvozi podatke o uporabniku,</text:p>
      <text:p text:style-name="P31">Ta funkcija izvozi vse podatke o uporabniku (oznake, opombe) skupaj z njihovimi referencami v datoteko CSV.,</text:p>
      <text:p text:style-name="P31">Nameščeno,</text:p>
      <text:p text:style-name="P31">Ni nameščeno,</text:p>
      <text:p text:style-name="P31">in več,</text:p>
      <text:p text:style-name="P31">Za spodaj navedene module so na voljo posodobitve.,</text:p>
      <text:p text:style-name="P31">Vsi nameščeni moduli so posodobljeni!,</text:p>
      <text:p text:style-name="P31">Konfiguriraj prevode,</text:p>
      <text:p text:style-name="P31">Konfiguriraj slovarje,</text:p>
      <text:p text:style-name="P31">Konfiguriraj komentarje,</text:p>
      <text:p text:style-name="P31">Kontekst,</text:p>
      <text:p text:style-name="P31">Glavne nastavitve,</text:p>
      <text:p text:style-name="P31">Preverite za novo izdajo,</text:p>
      <text:p text:style-name="P31">Pošlji poročila o napakah,</text:p>
      <text:p text:style-name="P31">Dobrodošli v Ezra Bible aplikaciji!</text:p>
      <text:p text:style-name="P31"/>
      <text:p text:style-name="P31">{</text:p>
      <text:p text:style-name="P31">Potrdite možnosti zasebnosti podatkov,</text:p>
      <text:p text:style-name="P31">Možnosti zasebnosti podatkov,</text:p>
      <text:p text:style-name="P31">Prosimo, potrdite naslednje možnosti zasebnosti podatkov. Te možnosti zahtevajo dostop do interneta. Pozneje lahko to spremenite v meniju Možnosti.,</text:p>
      <text:p text:style-name="P31">Ezra Bible aplikacija lahko ob vsakem zagonu preveri, ali so na voljo nove izdaje. To zahteva kratek dostop do &lt;a class='external &lt;a class='external' href='https://github.com/ezra-bible-app/ezra-bible-app'&gt;GitHub&lt;/a&gt;, kjer so objavljene nove izdaje.,</text:p>
      <text:p text:style-name="P31">Ezra Bible aplikacija lahko samodejno pošilja poročila o napakah platformi za sledenje napakam &lt;a class='external' href='https://sentry.io'&gt;Sentry.io&lt;/a&gt; kadar koli je zaznana napaka.,</text:p>
      <text:p text:style-name="P31">To pomaga razvojni ekipi, da se veliko hitreje zaveda težav in tako prispeva k izboljšavi Ezra Bible aplikacije.,</text:p>
      <text:p text:style-name="P31">Upoštevajte, da poročila o napakah vsebujejo le tehnične informacije in ne zahtevajo velike pasovne širine podatkov.</text:p>
      <text:p text:style-name="P31"/>
      <text:p text:style-name="P31">{</text:p>
      <text:p text:style-name="P31">Če želite začeti delati z oznakami, ustvarite svojo prvo oznako s klikom na gumb &lt;i&gt;Nova&amp;nbspoznaka&lt;/i&gt;.&lt;br/&gt;&lt;br/&gt;Nato lahko brskate po svetopisemskem besedilu, kliknete ali povlečete in izberete vrstice in nato dodelite oznako, ki ste jo pravkar ustvarili.,</text:p>
      <text:p text:style-name="P31">Če želite začeti delati z oznakami, najprej izberite svetopisemsko knjigo, ki jo želite preučevati.,</text:p>
      <text:p text:style-name="P31">Za začetek izberite knjigo ali oznako v zgornjem meniju.,</text:p>
      <text:p text:style-name="P31">Za začetek najprej namestite vsaj en prevod Svetega pisma. &lt;br/&gt;&lt;br/&gt;Pomočnika za namestitev lahko odprete tako, da kliknete ikono za nastavitve in nato &lt;i&gt;Konfiguriranje prevodov&lt;/i&gt;.</text:p>
      <text:p text:style-name="P31"/>
      <text:p text:style-name="P31">{</text:p>
      <text:p text:style-name="P31">Bližnjice na tipkovnici,</text:p>
      <text:p text:style-name="P31"><text:soft-page-break/>Uporabite lahko naslednje bližnjice:,</text:p>
      <text:p text:style-name="P31"/>
      <text:p text:style-name="P31">{</text:p>
      <text:p text:style-name="P31">Pisava,</text:p>
      <text:p text:style-name="P31">Iskanje na trenutnem zavihku,</text:p>
      <text:p text:style-name="P31">Razno,</text:p>
      <text:p text:style-name="P31">Iskanje odprite v trenutnem zavihku,</text:p>
      <text:p text:style-name="P31">Skrij obrazec za iskanje v trenutnem zavihku,</text:p>
      <text:p text:style-name="P31">Skok na naslednje iskanje,</text:p>
      <text:p text:style-name="P31">Skok na prejšnje iskanje,</text:p>
      <text:p text:style-name="P31">Izberite vse vrstice,</text:p>
      <text:p text:style-name="P31">Izbrane vrstice kopiraj v odložišče,</text:p>
      <text:p text:style-name="P31">Preklopi celozaslonsko prikazovanje,</text:p>
      <text:p text:style-name="P31">Omogoči dinamični prikaz Strongovih vrstic,</text:p>
      <text:p text:style-name="P31">Odpri nov zavihek,</text:p>
      <text:p text:style-name="P31">Povečaj velikost pisave,</text:p>
      <text:p text:style-name="P31">Zmanjšaj velikost pisave,</text:p>
      <text:p text:style-name="P31">Ponastavi privzeto velikost pisave</text:p>
      <text:p text:style-name="P31"/>
      <text:p text:style-name="P31"/>
      <text:p text:style-name="P31">{</text:p>
      <text:p text:style-name="P31">Ctrl/Cmd + f,</text:p>
      <text:p text:style-name="P31">Esc,</text:p>
      <text:p text:style-name="P31">Enter,</text:p>
      <text:p text:style-name="P31">Shift + Enter,</text:p>
      <text:p text:style-name="P31">Ctrl/Cmd + a,</text:p>
      <text:p text:style-name="P31">Ctrl/Cmd + c,</text:p>
      <text:p text:style-name="P31">F11,</text:p>
      <text:p text:style-name="P31">Shift + miška nad vrstico,</text:p>
      <text:p text:style-name="P31">Ctrl/Cmd + t,</text:p>
      <text:p text:style-name="P31">Ctrl/Cmd +,</text:p>
      <text:p text:style-name="P31">Ctrl/Cmd -,</text:p>
      <text:p text:style-name="P31">Ctrl/Cmd 0</text:p>
      <text:p text:style-name="P31"/>
      <text:p text:style-name="P31"/>
      <text:p text:style-name="P31">{</text:p>
      <text:p text:style-name="P31">Nova oznaka,</text:p>
      <text:p text:style-name="P31">Ustvari oznako,</text:p>
      <text:p text:style-name="P31">Brisanje oznake,</text:p>
      <text:p text:style-name="P31">Določi zadnjo oznako,</text:p>
      <text:p text:style-name="P31">Vse oznake,</text:p>
      <text:p text:style-name="P31">Dodeljene oznake,</text:p>
      <text:p text:style-name="P31">Nerazporejene oznake,</text:p>
      <text:p text:style-name="P31">Nedavno uporabljene oznake,</text:p>
      <text:p text:style-name="P31">"Ali res želite izbrisati naslednjo oznako<text:tab/>,"</text:p>
      <text:p text:style-name="P31">Informacije o oznaki bi bile izbrisane &lt;b&gt;za vse povezane vrstice!&lt;/b&gt;,</text:p>
      <text:p text:style-name="P31">Ali odstranim dodelitev oznake &amp;quot;&lt;span id='remove-tag-assignment-name' class='italic'&gt;&lt;/span&gt;&amp;quot; iz izbranih vrstic?,</text:p>
      <text:p text:style-name="P31">Odstrani dodelitev oznake,</text:p>
      <text:p text:style-name="P31">Vrstice, označene z ,</text:p>
      <text:p text:style-name="P31"><text:soft-page-break/>Nalaganje oznak,</text:p>
      <text:p text:style-name="P31">Izvozi seznam označenih vrstic v Wordov dokument,</text:p>
      <text:p text:style-name="P31">Poženi izvoz,</text:p>
      <text:p text:style-name="P31">"Filter<text:tab/>,"</text:p>
      <text:p text:style-name="P31">Nazadnje uporabljeni filter,</text:p>
      <text:p text:style-name="P31">Določi oznako,</text:p>
      <text:p text:style-name="P31">Spremeni oznake,</text:p>
      <text:p text:style-name="P31">Trajno izbriši to oznako,</text:p>
      <text:p text:style-name="P31">Nič,</text:p>
      <text:p text:style-name="P31">Preimenuj oznako,</text:p>
      <text:p text:style-name="P31">Uredi oznako,</text:p>
      <text:p text:style-name="P31">Naslov,</text:p>
      <text:p text:style-name="P31">uporabljeni,</text:p>
      <text:p text:style-name="P31">skupaj,</text:p>
      <text:p text:style-name="P31">Samo trenutna knjiga,</text:p>
      <text:p text:style-name="P31">Najpogosteje uporabljena,</text:p>
      <text:p text:style-name="P31">Manj pogosto uporabljena,</text:p>
      <text:p text:style-name="P31">Izberite vrstico za dodelitev oznake,</text:p>
      <text:p text:style-name="P31">Prikaži označene vrstice,</text:p>
      <text:p text:style-name="P31">{{count}} izbrana oznaka,</text:p>
      <text:p text:style-name="P31">{{count}} izbrane oznake,</text:p>
      <text:p text:style-name="P31">Izberi vse,</text:p>
      <text:p text:style-name="P31">Prekliči izbor vseh,</text:p>
      <text:p text:style-name="P31">Dodaj skupino oznak,</text:p>
      <text:p text:style-name="P31">Ustvari skupino oznak,</text:p>
      <text:p text:style-name="P31">Preimenovanje skupine oznak,</text:p>
      <text:p text:style-name="P31">Izbriši skupino oznak,</text:p>
      <text:p text:style-name="P31">Skupina oznak,</text:p>
      <text:p text:style-name="P31">Skupine oznak,</text:p>
      <text:p text:style-name="P31">Dodaj obstoječe oznake v trenutno skupino oznak,</text:p>
      <text:p text:style-name="P31">Dodaj oznake v skupino,</text:p>
      <text:p text:style-name="P31">Oznaka &lt;i&gt;{{tag}}&lt;/i&gt; bo izbrisana iz skupine &lt;i&gt;{{group}}&lt;/i&gt;. Če želite trajno izbrisati oznako, kliknite spodnje potrditveno polje.,</text:p>
      <text:p text:style-name="P31">Ali res želite izbrisati skupino oznak&lt;br/&gt;&lt;i&gt;{{tagGroupTitle}}&lt;/i&gt;?</text:p>
      <text:p text:style-name="P31"/>
      <text:p text:style-name="P31">{</text:p>
      <text:p text:style-name="P31">Poglavje,</text:p>
      <text:p text:style-name="P31">Pog.,</text:p>
      <text:p text:style-name="P31">Psalm,</text:p>
      <text:p text:style-name="P31">"Izbira<text:tab/>,"</text:p>
      <text:p text:style-name="P31">Nalaganje svetopisemskega besedila,</text:p>
      <text:p text:style-name="P31">Nalaganje označenih vrstic,</text:p>
      <text:p text:style-name="P31">Nalaganje prevodov vrstic,</text:p>
      <text:p text:style-name="P31">Iskanje za,</text:p>
      <text:p text:style-name="P31">Rezultati iskanja za ,</text:p>
      <text:p text:style-name="P31">Pri iskanju ni bilo najdenih rezultatov ,</text:p>
      <text:p text:style-name="P31">Iskanje modula preklicano pri iskanju ,</text:p>
      <text:p text:style-name="P31">Naloži kontekst te vrstice,</text:p>
      <text:p text:style-name="P31">Kliknite za prikaz vseh vrstic s to oznako,</text:p>
      <text:p text:style-name="P31">Prikaži rezultate iskanja,</text:p>
      <text:p text:style-name="P31"><text:soft-page-break/>Zaradi velikega števila rezultatov iskanja je prikazan le seznam knjig. Zahtevate lahko posamezne rezultate iskanja za vsako knjigo posebej.,</text:p>
      <text:p text:style-name="P31">Izberite vse rezultate iskanja,</text:p>
      <text:p text:style-name="P31">Vsi rezultati iskanja,</text:p>
      <text:p text:style-name="P31">Nekateri rezultati iskanja,</text:p>
      <text:p text:style-name="P31">Izberite vse vrstice,</text:p>
      <text:p text:style-name="P31">All verses,</text:p>
      <text:p text:style-name="P31">Konfiguracija modula,</text:p>
      <text:p text:style-name="P31">Prikaz,</text:p>
      <text:p text:style-name="P31">Možnosti besedila,</text:p>
      <text:p text:style-name="P31">Postavitev bibličnega brskalnika,</text:p>
      <text:p text:style-name="P31">Prikaži seznam oznak,</text:p>
      <text:p text:style-name="P31">Prikaži uvod v knjigo,</text:p>
      <text:p text:style-name="P31">Prikaži naslove poglavij,</text:p>
      <text:p text:style-name="P31">Prikaži navzkrižne reference,</text:p>
      <text:p text:style-name="P31">Prikaži opombe pod črto,</text:p>
      <text:p text:style-name="P31">Prikaži odstavke,</text:p>
      <text:p text:style-name="P31">Z rdečo barvo označi Jezusove besede,</text:p>
      <text:p text:style-name="P31">Prikaži slovar,</text:p>
      <text:p text:style-name="P31">Prikaži navigacijo po knjigi/poglavju,</text:p>
      <text:p text:style-name="P31">Prikaži navigacijo po glavi,</text:p>
      <text:p text:style-name="P31">Prikaži iskanje po trenutnem zavihku,</text:p>
      <text:p text:style-name="P31">Odpri sezname vrstic v novem zavihku,</text:p>
      <text:p text:style-name="P31">Prikaži rezultate iskanja v pojavnem oknu,</text:p>
      <text:p text:style-name="P31">Prikaži kazalnike za opombe/oznake,</text:p>
      <text:p text:style-name="P31">Prikaži oznake,</text:p>
      <text:p text:style-name="P31">Uporabi filter skupin oznak,</text:p>
      <text:p text:style-name="P31">Prikaži opombe,</text:p>
      <text:p text:style-name="P31">Omejitev velikosti prikaza opomb,</text:p>
      <text:p text:style-name="P31">Uporabi stolpec z oznakami,</text:p>
      <text:p text:style-name="P31">Odpri knjige z izbiro poglavja,</text:p>
      <text:p text:style-name="P31">Nočni način,</text:p>
      <text:p text:style-name="P31">Ohrani zaslon vklopljen,</text:p>
      <text:p text:style-name="P31">Primerjava prevodov za,</text:p>
      <text:p text:style-name="P31">To ni veljavna Strongova številka!,</text:p>
      <text:p text:style-name="P31">Odpri nov zavihek,</text:p>
      <text:p text:style-name="P31">Odpri seznam vrstic v novem zavihku,</text:p>
      <text:p text:style-name="P31">n,</text:p>
      <text:p text:style-name="P31">Prilagodi velikost pisave za oznake in opombe,</text:p>
      <text:p text:style-name="P31">Prilagodi velikost pisave stranske plošče,</text:p>
      <text:p text:style-name="P31">Kliknite za dodajanje opombe,</text:p>
      <text:p text:style-name="P31">Popolnoma odpre knjige,</text:p>
      <text:p text:style-name="P31">Odpri velike knjige po poglavjih,</text:p>
      <text:p text:style-name="P31">Odpri vse knjige po poglavjih,</text:p>
      <text:p text:style-name="P31">Kopiraj,</text:p>
      <text:p text:style-name="P31">Kopiraj tabelo v odložišče,</text:p>
      <text:p text:style-name="P31">Tabela kopirana v odložišče!,</text:p>
      <text:p text:style-name="P31">Kopirajte besedilo vrstice v odložišče,</text:p>
      <text:p text:style-name="P31">Besedilo vrstice je bilo prekopirano v odložišče!,</text:p>
      <text:p text:style-name="P31">Uredi opombo,</text:p>
      <text:p text:style-name="P31"><text:soft-page-break/>Izbriši opombo,</text:p>
      <text:p text:style-name="P31">{</text:p>
      <text:p text:style-name="P31">Te besede so bile dodane v prevodu,</text:p>
      <text:p text:style-name="P31">Te besede so razširitve informacij v izvornem besedilu,</text:p>
      <text:p text:style-name="P31">Te besede so bile v prevodu spremenjene,</text:p>
      <text:p text:style-name="P31">Nekatere besede v izvirnem besedilu niso prisotne v prevodu,</text:p>
      <text:p text:style-name="P31">Te besede so bile dodane ali spremenjene za prevod informacij, ki jih vsebuje izvorno besedilo,</text:p>
      <text:p text:style-name="P31">Te besede so bile v izvornem besedilu na drugem mestu,</text:p>
      <text:p text:style-name="P31">Slovnični čas teh besed je bil spremenjen, da bi olajšali prevod</text:p>
      <text:p text:style-name="P31"/>
      <text:p text:style-name="P31"/>
      <text:p text:style-name="P31">{</text:p>
      <text:p text:style-name="P31">Grški slovar,</text:p>
      <text:p text:style-name="P31">Hebrejski slovar,</text:p>
      <text:p text:style-name="P31">&lt;b&gt;Slovar&lt;/b&gt;,</text:p>
      <text:p text:style-name="P31">Kako prikazati slovarske vnose tukaj:,</text:p>
      <text:p text:style-name="P31">"Prepričajte se, da so nameščeni Strongovi slovarji (hebrejski in grški). Stanje<text:tab/>&lt;span class='{{ install_status_class }}'&gt;{{ install_status }}&lt;/span&gt;.,"</text:p>
      <text:p text:style-name="P31">Prevod odprite s Strongovo funkcionalnostjo.,</text:p>
      <text:p text:style-name="P31">Ko izberete vrstico, lahko miško premaknete nad posameznimi besedami, da se prikaže pomen.,</text:p>
      <text:p text:style-name="P31">Dotaknite se posameznih besed ali besednih zvez in jih pridržite, dokler ne vidite vnosov v slovar tukaj.,</text:p>
      <text:p text:style-name="P31">Držite tipko SHIFT, da omogočite premikanja miške za vse vrstice.,</text:p>
      <text:p text:style-name="P31">Poišči vse pojavitve,</text:p>
      <text:p text:style-name="P31">Odpri v Blue Letter Bible,</text:p>
      <text:p text:style-name="P31">Sorodne Strongove knjige</text:p>
      <text:p text:style-name="P31"/>
      <text:p text:style-name="P31">{</text:p>
      <text:p text:style-name="P31">Statistika oznak,</text:p>
      <text:p text:style-name="P31">Tukaj boste videli statistiko oznak glede na to, kako pogosto so uporabljene v knjigi.,</text:p>
      <text:p text:style-name="P31">V tej knjigi trenutno ni nobenih dodelitev oznak.,</text:p>
      <text:p text:style-name="P31">V tej knjigi trenutno ni dodelitev oznak na podlagi trenutne skupine oznak.,</text:p>
      <text:p text:style-name="P31">Ko začnete dodeljevati oznake, se bo statistika oznak samodejno osvežila.</text:p>
      <text:p text:style-name="P31"/>
      <text:p text:style-name="P31">{</text:p>
      <text:p text:style-name="P31">&lt;b&gt;Primerjava prevodov&lt;/b&gt;,</text:p>
      <text:p text:style-name="P31">Primerjaj prevode,</text:p>
      <text:p text:style-name="P31">Če želite primerjati prevode, izberite eno vrstico ali skupino vrstic.&lt;br&gt;&lt;br&gt; V tem območju bodo nato samodejno navedene izbrane vrstice iz vseh razpoložljivih prevodov.&lt;br&gt;&lt;br&gt; Imeti morate nameščena vsaj dva prevoda da ta funkcionalnost deluje.,</text:p>
      <text:p text:style-name="P31">Primerjaj</text:p>
      <text:p text:style-name="P31"/>
      <text:p text:style-name="P31">{</text:p>
      <text:p text:style-name="P31">&lt;b&gt;Komentar Svetega pisma&lt;/b&gt;,</text:p>
      <text:p text:style-name="P31">Komentarji za,</text:p>
      <text:p text:style-name="P31">Prikaži komentarje,</text:p>
      <text:p text:style-name="P31">Za prikaz vsebine komentarja izberite vrstico.&lt;br&gt;&lt;br&gt; To področje bo nato samodejno prikazalo seznam izbrane vrstice iz vseh razpoložljivih komentarjev.,</text:p>
      <text:p text:style-name="P31">Zaenkrat še ni nameščen noben komentar. Za delovanje te funkcionalnosti morate namestiti vsaj en komentar.,</text:p>
      <text:p text:style-name="P31"><text:soft-page-break/>Prevod KJV še ni bil nameščen. KJV je potreben za pravilen prikaz svetopisemskih komentarjev, ki temeljijo na angleški verzifikaciji. To lahko popravite tako, da:&lt;ul&gt;&lt;li&gt;namestite prevod KJV iz spletne shrambe CrossWire&lt;/li&gt;&lt;li&gt;namestite komentar (v tem primeru se KJV namesti samodejno)&lt;/li&gt;&lt;/ul&gt;,</text:p>
      <text:p text:style-name="P31">Za to vrstico ni na voljo nobenih komentarjev.</text:p>
      <text:p text:style-name="P31"/>
      <text:p text:style-name="P31">{</text:p>
      <text:p text:style-name="P31">Iskanje emojev...,</text:p>
      <text:p text:style-name="P31">Ni najdenih emojijev,</text:p>
      <text:p text:style-name="P31">{</text:p>
      <text:p text:style-name="P31">Nedavni emoji,</text:p>
      <text:p text:style-name="P31">Smeškoti in čustva,</text:p>
      <text:p text:style-name="P31">Ljudje in telo,</text:p>
      <text:p text:style-name="P31">Živali in narava,</text:p>
      <text:p text:style-name="P31">Hrana in pijača,</text:p>
      <text:p text:style-name="P31">Dejavnosti,</text:p>
      <text:p text:style-name="P31">Potovanja in kraji,</text:p>
      <text:p text:style-name="P31">Objekti,</text:p>
      <text:p text:style-name="P31">Simboli,</text:p>
      <text:p text:style-name="P31">Oznake</text:p>
      <text:p text:style-name="P31"/>
      <text:p text:style-name="P31"/>
      <text:p text:style-name="P31">{</text:p>
      <text:p text:style-name="P31">Ezra Bible aplikacija potrebuje dostop do prostora za shranjevanje v napravi, da shrani module SWORD in svojo bazo podatkov.&lt;br&gt;&lt;br&gt;Ko pritisnete spodnji gumb, boste pozvani, da Ezra Bible aplikaciji dovolite dostop do datotek v vaši napravi.,</text:p>
      <text:p text:style-name="P31">Omogoči dostop do shrambe naprave,</text:p>
      <text:p text:style-name="P31">Odločili ste se zavrniti dostop do shrambe.&lt;br&gt;To lahko spremenite s pritiskom na spodnji gumb!,</text:p>
      <text:p text:style-name="P31">Prej ste se odločili za trajno zavrnitev dostopa do shrambe!&lt;br&gt;&lt;br&gt;To odločitev lahko spremenite le v nastavitvah dovoljenj v konfiguraciji sistema Android.,</text:p>
      <text:p text:style-name="P31">"Če ne spremenite nastavitev dovoljenj, se &lt;br&gt;Ezra Bible aplikacija &lt;span style='text-decoration<text:tab/>underline'&gt;ne bo uspešno zagnala&lt;/span&gt;.,"</text:p>
      <text:p text:style-name="P31">Zagon aplikacije,</text:p>
      <text:p text:style-name="P31">Inicializacija i18n,</text:p>
      <text:p text:style-name="P31">Inicializacija SWORDa,</text:p>
      <text:p text:style-name="P31">Inicializacija zbirke podatkov,</text:p>
      <text:p text:style-name="P31">Inicializacija uporabniškega vmesnika,</text:p>
      <text:p text:style-name="P31">Nalaganje nastavitev,</text:p>
      <text:p text:style-name="P31">Čakanje, da se aplikacija pripravi</text:p>
      <text:p text:style-name="P31"/>
      <text:p text:style-name="P31">{</text:p>
      <text:p text:style-name="P31">Nastavitev sinhronizacije Dropbox,</text:p>
      <text:p text:style-name="P31">Sinhronizacijo Dropboxa lahko uporabite za sinhronizacijo baze podatkov aplikacije Ezra&amp;nbsp;Bible&amp;nbsp;App v več napravah.,</text:p>
      <text:p text:style-name="P31">Podatkovna baza se bo sinhronizirala v naslednjih primerih:,</text:p>
      <text:p text:style-name="P31">Po prvi povezavi računa Dropbox.,</text:p>
      <text:p text:style-name="P31">Ob zagonu aplikacije ali ob ponovnem zagonu.,</text:p>
      <text:p text:style-name="P31">Ob zaprtju ali prekinitvi.,</text:p>
      <text:p text:style-name="P31">Po spremembah (če so konfigurirane).,</text:p>
      <text:p text:style-name="P31"><text:soft-page-break/>Po vklopu brezžičnega omrežja WiFi (samo za sistem Android, glede na možnost).,</text:p>
      <text:p text:style-name="P31">Če želite začeti uporabljati sinhronizacijo Dropbox, morate najprej povezati svoj račun Dropbox z Ezra Bible aplikacijo.,</text:p>
      <text:p text:style-name="P31">Povezava z računom Dropbox,</text:p>
      <text:p text:style-name="P31">Ponastavitev povezave,</text:p>
      <text:p text:style-name="P31">Stanje povezave Dropbox,</text:p>
      <text:p text:style-name="P31">Ni povezano,</text:p>
      <text:p text:style-name="P31">Povezano,</text:p>
      <text:p text:style-name="P31">Povezovanje ni uspelo!,</text:p>
      <text:p text:style-name="P31">Sinhronizira se samo na brezžičnem omrežju WiFi,</text:p>
      <text:p text:style-name="P31">Po spremembah sinhroniziraj podatkovno zbirko,</text:p>
      <text:p text:style-name="P31">Dropbox sync folder,</text:p>
      <text:p text:style-name="P31">Informacije o sinhronizaciji Dropboxa,</text:p>
      <text:p text:style-name="P31">Zadnja sinhronizacija,</text:p>
      <text:p text:style-name="P31">Rezultat zadnje sinhronizacije,</text:p>
      <text:p text:style-name="P31">Zadnji prenos,</text:p>
      <text:p text:style-name="P31">Zadnje nalaganje,</text:p>
      <text:p text:style-name="P31">Dropbox sinhronizacija,</text:p>
      <text:p text:style-name="P31">Uspešno sinhronizirana zbirka podatkov s storitvijo Dropbox ({{date}}).,</text:p>
      <text:p text:style-name="P31">Ni uspelo sinhronizirati zbirke podatkov s storitvijo Dropbox ({{date}}).</text:p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 Math" svg:font-family="'Cambria Math'" style:font-family-generic="system" style:font-pitch="variable"/>
    <style:font-face style:name="FreeSerif" svg:font-family="FreeSerif" style:font-adornments="Fett" style:font-family-generic="roman" style:font-pitch="variable"/>
    <style:font-face style:name="FreeSerif1" svg:font-family="FreeSerif" style:font-adornments="FettKursiv" style:font-family-generic="roman" style:font-pitch="variable"/>
    <style:font-face style:name="FreeSerif2" svg:font-family="FreeSerif" style:font-adornments="Mittel" style:font-family-generic="roman" style:font-pitch="variable"/>
    <style:font-face style:name="FreeSerif3" svg:font-family="FreeSerif" style:font-adornments="Navadno" style:font-family-generic="roman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sl" fo:country="SI" style:font-name-asian="Lucida Sans Unicode" style:font-size-asian="12pt" style:language-asian="sl" style:country-asian="SI" style:font-name-complex="Tahoma1" style:font-size-complex="12pt" style:language-complex="sl" style:country-complex="SI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>
        <style:drop-cap/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ext_20_body" style:display-name="Text body" style:family="paragraph" style:parent-style-name="Standard" style:list-style-name="" style:class="text" style:master-page-name="">
      <loext:graphic-properties draw:fill="none" draw:fill-color="#99ccff"/>
      <style:paragraph-properties fo:margin-left="0cm" fo:margin-right="0cm" fo:margin-top="0.101cm" fo:margin-bottom="0.199cm" style:contextual-spacing="false" fo:line-height="100%" fo:orphans="2" fo:widows="2" fo:hyphenation-ladder-count="no-limit" fo:text-indent="0.6cm" style:auto-text-indent="false" style:page-number="auto" fo:background-color="transparent" style:shadow="none" fo:keep-with-next="auto">
        <style:tab-stops/>
      </style:paragraph-properties>
      <style:text-properties style:font-name="FreeSerif2" fo:font-family="FreeSerif" style:font-style-name="Mittel" style:font-family-generic="roman" style:font-pitch="variable" fo:font-size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erif3" fo:font-family="FreeSerif" style:font-style-name="Navadno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paragraph-properties fo:margin-top="0.4cm" fo:margin-bottom="0.199cm" style:contextual-spacing="false" fo:text-align="center" style:justify-single-word="false" style:shadow="none"/>
      <style:text-properties style:font-name="FreeSerif1" fo:font-family="FreeSerif" style:font-style-name="FettKursiv" style:font-family-generic="roman" style:font-pitch="variable" fo:font-size="15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1" style:class="text" style:master-page-name="">
      <style:paragraph-properties fo:margin-top="0.4cm" fo:margin-bottom="0.499cm" style:contextual-spacing="false" fo:text-align="center" style:justify-single-word="false" style:page-number="auto"/>
      <style:text-properties style:font-name="FreeSerif" fo:font-family="FreeSerif" style:font-style-name="Fett" style:font-family-generic="roman" style:font-pitch="variable" fo:font-size="20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Footnote" style:family="paragraph" style:parent-style-name="Standard" style:class="extra" style:master-page-name="">
      <style:paragraph-properties fo:margin-left="0.499cm" fo:margin-right="0cm" fo:text-indent="-0.499cm" style:auto-text-indent="false" style:page-number="auto" text:number-lines="false" text:line-number="0">
        <style:tab-stops>
          <style:tab-stop style:position="5.001cm"/>
        </style:tab-stops>
      </style:paragraph-properties>
      <style:text-properties style:font-name="FreeSerif2" fo:font-family="FreeSerif" style:font-style-name="Mittel" style:font-family-generic="roman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fo:margin-left="3cm" fo:margin-right="0cm" fo:text-indent="0cm" style:auto-text-indent="false" text:number-lines="false" text:line-number="0"/>
      <style:text-properties fo:font-size="10.5pt" style:font-name-complex="Tahoma" style:font-family-complex="Tahoma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 style:master-page-name="">
      <style:paragraph-properties fo:margin-left="1cm" fo:margin-right="0cm" fo:margin-top="0.42cm" fo:margin-bottom="0.409cm" style:contextual-spacing="false" fo:text-indent="0cm" style:auto-text-indent="false" style:page-number="auto" text:number-lines="false" text:line-number="0"/>
      <style:text-properties style:font-name="FreeSerif2" fo:font-family="FreeSerif" style:font-style-name="Mittel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1cm" fo:margin-right="0cm" fo:text-align="start" style:justify-single-word="false" fo:text-indent="0cm" style:auto-text-indent="false" style:page-number="auto">
        <style:tab-stops>
          <style:tab-stop style:position="9.999cm" style:type="right" style:leader-style="dotted" style:leader-text="."/>
        </style:tab-stops>
      </style:paragraph-properties>
      <style:text-properties style:font-name="FreeSerif2" fo:font-family="FreeSerif" style:font-style-name="Mittel" style:font-family-generic="roman" style:font-pitch="variable" fo:font-size="12pt"/>
    </style:style>
    <style:style style:name="Contents_20_2" style:display-name="Contents 2" style:family="paragraph" style:parent-style-name="Index" style:class="index">
      <loext:graphic-properties draw:fill="none" draw:fill-color="#99ccff"/>
      <style:paragraph-properties fo:margin-left="0cm" fo:margin-right="0cm" fo:text-indent="0cm" style:auto-text-indent="false" fo:background-color="transparent" style:shadow="none">
        <style:tab-stops>
          <style:tab-stop style:position="16.499cm" style:type="right" style:leader-style="dotted" style:leader-text="."/>
        </style:tab-stops>
      </style:paragraph-properties>
      <style:text-properties fo:font-size="10.5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FreeSerif2" fo:font-family="FreeSerif" style:font-style-name="Mittel" style:font-family-generic="roman" style:font-pitch="variable" fo:font-size="9pt" fo:font-style="italic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18pt" fo:font-weight="bold" style:font-size-asian="85%" style:font-weight-asian="bold" style:font-size-complex="85%" style:font-weight-complex="bold"/>
    </style:style>
    <style:style style:name="Citat" style:family="paragraph" style:parent-style-name="Text_20_body" style:master-page-name="">
      <style:paragraph-properties fo:margin-left="1.199cm" fo:margin-right="1.199cm" fo:margin-top="0.101cm" fo:margin-bottom="0.101cm" style:contextual-spacing="false" fo:hyphenation-ladder-count="no-limit" fo:text-indent="0cm" style:auto-text-indent="false" style:page-number="auto">
        <style:tab-stops>
          <style:tab-stop style:position="9.7cm" style:type="right"/>
        </style:tab-stops>
      </style:paragraph-properties>
      <style:text-properties fo:font-size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esmica-center" style:family="paragraph" style:parent-style-name="Text_20_body" style:master-page-name="">
      <style:paragraph-properties fo:margin-left="0cm" fo:margin-right="0cm" fo:margin-top="0.199cm" fo:margin-bottom="0.199cm" style:contextual-spacing="false" fo:line-height="100%" fo:text-align="center" style:justify-single-word="false" fo:text-indent="0cm" style:auto-text-indent="false" style:page-number="auto">
        <style:tab-stops/>
      </style:paragraph-properties>
      <style:text-properties fo:font-size="11pt"/>
    </style:style>
    <style:style style:name="Neimenovano1" style:family="paragraph" style:parent-style-name="Contents_20_Heading">
      <style:text-properties fo:font-weight="bold"/>
    </style:style>
    <style:style style:name="Ozaljšana_20_začetnica" style:display-name="Ozaljšana začetnica" style:family="paragraph" style:parent-style-name="Text_20_body" style:master-page-name="">
      <style:paragraph-properties fo:margin-left="0cm" fo:margin-right="0cm" fo:margin-top="0.101cm" fo:margin-bottom="0.199cm" style:contextual-spacing="false" fo:line-height="100%" fo:text-indent="0cm" style:auto-text-indent="false" style:page-number="auto">
        <style:drop-cap style:lines="3" style:distance="0.101cm"/>
      </style:paragraph-properties>
      <style:text-properties fo:color="#000000" loext:opacity="100%" fo:font-size="11pt"/>
    </style:style>
    <style:style style:name="Kolofon" style:family="paragraph" style:parent-style-name="Text_20_body" style:master-page-name="">
      <loext:graphic-properties draw:fill="none" draw:fill-color="#99ccff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 style:shadow="none">
        <style:tab-stops/>
      </style:paragraph-properties>
      <style:text-properties fo:font-size="9pt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eimenovano2" style:family="paragraph" style:parent-style-name="Citat">
      <style:text-properties fo:font-size="11pt"/>
    </style:style>
    <style:style style:name="CIP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0pt"/>
    </style:style>
    <style:style style:name="Navaden" style:family="paragraph">
      <style:paragraph-properties fo:hyphenation-ladder-count="no-limit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Normal_20_Table" style:display-name="Normal Table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sl" fo:country="SI" style:font-name-asian="Cambria Math" style:font-family-asian="'Cambria Math'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Gospod" style:family="text" style:parent-style-name="Default_20_Paragraph_20_Font">
      <style:text-properties fo:font-variant="small-cap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loext:num-list-format="%1%" style:num-format="" text:start-value="0">
        <style:list-level-properties text:space-before="0.499cm" text:min-label-distance="0.981cm"/>
      </text:outline-level-style>
      <text:outline-level-style text:level="2" loext:num-list-format="%2%" style:num-format="">
        <style:list-level-properties text:space-before="1.251cm" text:min-label-distance="0.93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0.9cm" fo:margin-left="0.10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0.9cm" fo:margin-left="0.10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0.9cm" fo:margin-left="0.10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0.9cm" fo:margin-left="0.10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0.9cm" fo:margin-left="0.10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0.9cm" fo:margin-left="0.10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0.9cm" fo:margin-left="0.10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0.9cm" fo:margin-left="0.1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0.9cm" fo:margin-left="0.1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0.9cm" fo:margin-left="0.1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style:dynamic-spacing="false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.499cm" fo:margin-bottom="1.499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99ccf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chapter text:display="name" text:outline-level="1"/></text:p>
      </style:header>
      <style:header-left>
        <text:p text:style-name="Header">Pridite otroci, Charles H. Spurgeon</text:p>
      </style:header-left>
      <style:footer>
        <text:p text:style-name="Footer"><text:page-number text:select-page="current">0</text:page-number></text:p>
      </style:footer>
    </style:master-page>
    <style:master-page style:name="HTML" style:page-layout-name="Mpm2" draw:style-name="Mdp2">
      <style:footer>
        <text:p text:style-name="Footer"/>
      </style:footer>
    </style:master-page>
    <style:master-page style:name="First_20_Page" style:display-name="First Page" style:page-layout-name="Mpm3" draw:style-name="Mdp2" style:next-style-name="Standard">
      <style:footer>
        <text:p text:style-name="Footer"/>
      </style:footer>
    </style:master-page>
    <style:master-page style:name="Privzeto_20_1._20_stran" style:display-name="Privzeto 1. stran" style:page-layout-name="Mpm4" draw:style-name="Mdp1">
      <style:footer>
        <text:p text:style-name="Footer"><text:page-number text:select-page="current">0</text:page-number></text:p>
      </style:footer>
    </style:master-page>
    <style:master-page style:name="Začetek_20_knjige" style:display-name="Začetek knjige" style:page-layout-name="Mpm5" draw:style-name="Mdp1"/>
    <style:master-page style:name="Zadnja_20_stran" style:display-name="Zadnja stran" style:page-layout-name="Mpm6" draw:style-name="Mdp1"/>
    <style:master-page style:name="Endnote" style:page-layout-name="Mpm7" draw:style-name="Mdp2">
      <style:footer>
        <text:p text:style-name="Footer"/>
      </style:footer>
    </style:master-page>
    <style:master-page style:name="MP0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Marjan Šavli</meta:initial-creator>
    <meta:creation-date>2006-09-19T13:32:33</meta:creation-date>
    <dc:date>2024-01-08T08:43:46.938000000</dc:date>
    <meta:printed-by>Marjan Šavli</meta:printed-by>
    <meta:print-date>2007-03-28T13:24:09</meta:print-date>
    <meta:editing-cycles>941</meta:editing-cycles>
    <meta:editing-duration>P6DT16H47M39S</meta:editing-duration>
    <meta:document-statistic meta:table-count="0" meta:image-count="0" meta:object-count="0" meta:page-count="11" meta:paragraph-count="450" meta:word-count="2004" meta:character-count="15110" meta:non-whitespace-character-count="13548"/>
    <meta:user-defined meta:name="Info 1"/>
    <meta:user-defined meta:name="Info 2"/>
    <meta:user-defined meta:name="Info 3"/>
    <meta:user-defined meta:name="Info 4"/>
  </office:meta>
</office:document-meta>
</file>